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0.5925in" fo:min-width="1.2075in"/>
      <style:paragraph-properties fo:text-align="center"/>
    </style:style>
    <style:style style:name="gr2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1311in" fo:min-width="0.1311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1295in" fo:min-width="0.126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5866in" fo:min-width="1.165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1291in" fo:min-width="0.1264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2181in" fo:min-width="0.3079in"/>
      <style:paragraph-properties fo:text-align="center"/>
    </style:style>
    <style:style style:name="gr9" style:family="graphic">
      <style:graphic-properties draw:textarea-horizontal-align="justify" draw:textarea-vertical-align="middle" draw:auto-grow-height="false" fo:min-height="0.5862in" fo:min-width="1.165in"/>
      <style:paragraph-properties fo:text-align="center"/>
    </style:style>
    <style:style style:name="gr10" style:family="graphic">
      <style:graphic-properties draw:textarea-horizontal-align="justify" draw:textarea-vertical-align="middle" draw:auto-grow-height="false" fo:min-height="0.1291in" fo:min-width="0.126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5807in" fo:min-width="1.098in"/>
      <style:paragraph-properties fo:text-align="center"/>
    </style:style>
    <style:style style:name="gr12" style:family="graphic">
      <style:graphic-properties draw:textarea-horizontal-align="justify" draw:textarea-vertical-align="middle" draw:auto-grow-height="false" fo:min-height="0.1283in" fo:min-width="0.1189in"/>
      <style:paragraph-properties fo:text-align="center"/>
    </style:style>
    <style:style style:name="gr13" style:family="graphic">
      <style:graphic-properties draw:textarea-horizontal-align="justify" draw:textarea-vertical-align="middle" draw:auto-grow-height="false" fo:min-height="0.1283in" fo:min-width="0.1193in"/>
      <style:paragraph-properties fo:text-align="center"/>
    </style:style>
    <style:style style:name="gr14" style:family="graphic">
      <style:graphic-properties draw:textarea-horizontal-align="justify" draw:textarea-vertical-align="middle" draw:auto-grow-height="false" fo:min-height="0.5807in" fo:min-width="1.0984in"/>
      <style:paragraph-properties fo:text-align="center"/>
    </style:style>
    <style:style style:name="gr15" style:family="graphic">
      <style:graphic-properties draw:textarea-horizontal-align="justify" draw:textarea-vertical-align="middle" draw:auto-grow-height="false" fo:min-height="0.5295in" fo:min-width="1.135in"/>
      <style:paragraph-properties fo:text-align="center"/>
    </style:style>
    <style:style style:name="gr16" style:family="graphic">
      <style:graphic-properties draw:textarea-horizontal-align="justify" draw:textarea-vertical-align="middle" draw:auto-grow-height="false" fo:min-height="0.1169in" fo:min-width="0.1232in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5291in" fo:min-width="1.135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5295in" fo:min-width="1.1346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1173in" fo:min-width="0.1232in"/>
      <style:paragraph-properties fo:text-align="center"/>
    </style:style>
    <style:style style:name="gr20" style:family="graphic">
      <style:graphic-properties draw:textarea-horizontal-align="justify" draw:textarea-vertical-align="middle" draw:auto-grow-height="false" fo:min-height="0.5205in" fo:min-width="1.0929in"/>
      <style:paragraph-properties fo:text-align="center"/>
    </style:style>
    <style:style style:name="gr21" style:family="graphic">
      <style:graphic-properties draw:textarea-horizontal-align="justify" draw:textarea-vertical-align="middle" draw:auto-grow-height="false" fo:min-height="0.5201in" fo:min-width="1.0929in"/>
      <style:paragraph-properties fo:text-align="center"/>
    </style:style>
    <style:style style:name="gr22" style:family="graphic">
      <style:graphic-properties draw:textarea-horizontal-align="justify" draw:textarea-vertical-align="middle" draw:auto-grow-height="false" fo:min-height="0.115in" fo:min-width="0.1185in"/>
      <style:paragraph-properties fo:text-align="center"/>
    </style:style>
    <style:style style:name="gr23" style:family="graphic">
      <style:graphic-properties draw:textarea-horizontal-align="justify" draw:textarea-vertical-align="middle" draw:auto-grow-height="false" fo:min-height="0.115in" fo:min-width="0.1181in"/>
      <style:paragraph-properties fo:text-align="center"/>
    </style:style>
    <style:style style:name="gr24" style:family="graphic">
      <style:graphic-properties draw:textarea-horizontal-align="justify" draw:textarea-vertical-align="middle" draw:auto-grow-height="false" fo:min-height="0.1043in" fo:min-width="0.1331in"/>
      <style:paragraph-properties fo:text-align="center"/>
    </style:style>
    <style:style style:name="gr25" style:family="graphic">
      <style:graphic-properties draw:textarea-horizontal-align="justify" draw:textarea-vertical-align="middle" draw:auto-grow-height="false" fo:min-height="0.2669in" fo:min-width="0.2669in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ient.Customer" table:style-name="ta1">
        <table:shapes>
          <draw:custom-shape draw:z-index="0" draw:name="Shape 1" draw:style-name="gr1" draw:text-style-name="P1" svg:width="1.2075in" svg:height="0.5925in" svg:x="0.7374in" svg:y="0.6488in">
            <text:p text:style-name="P1">Press </text:p>
            <text:p text:style-name="P1">“Make order”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1" svg:width="1.2075in" svg:height="0.5925in" svg:x="0.7469in" svg:y="1.4709in">
            <text:p text:style-name="P1">Choose category</text:p>
            <draw:enhanced-geometry svg:viewBox="0 0 21600 21600" draw:type="rectangle" draw:enhanced-path="M 0 0 L 21600 0 21600 21600 0 21600 0 0 Z N"/>
          </draw:custom-shape>
          <draw:line draw:z-index="2" draw:name="Vertical line 1" draw:style-name="gr2" draw:text-style-name="P2" svg:x1="1.0551in" svg:y1="1.2417in" svg:x2="1.0634in" svg:y2="1.4701in">
            <text:p/>
          </draw:line>
          <draw:line draw:z-index="3" draw:name="Vertical line 4" draw:style-name="gr2" draw:text-style-name="P2" svg:x1="1.5933in" svg:y1="1.4618in" svg:x2="1.5933in" svg:y2="1.25in">
            <text:p/>
          </draw:line>
          <draw:custom-shape draw:z-index="4" draw:name="Shape 6" draw:style-name="gr1" draw:text-style-name="P1" svg:width="1.2075in" svg:height="0.5925in" svg:x="2.3606in" svg:y="1.4709in">
            <text:p text:style-name="P1">Press “Proceed”</text:p>
            <draw:enhanced-geometry svg:viewBox="0 0 21600 21600" draw:type="rectangle" draw:enhanced-path="M 0 0 L 21600 0 21600 21600 0 21600 0 0 Z N"/>
          </draw:custom-shape>
          <draw:line draw:z-index="5" draw:name="Horizontal line 1" draw:style-name="gr2" draw:text-style-name="P2" svg:x1="1.9705in" svg:y1="1.9358in" svg:x2="2.3815in" svg:y2="1.9327in">
            <text:p/>
          </draw:line>
          <draw:custom-shape draw:z-index="6" draw:name="Shape 7" draw:style-name="gr1" draw:text-style-name="P1" svg:width="1.2075in" svg:height="0.5925in" svg:x="3.0189in" svg:y="2.2909in">
            <text:p text:style-name="P1">Fill in a form</text:p>
            <draw:enhanced-geometry svg:viewBox="0 0 21600 21600" draw:type="rectangle" draw:enhanced-path="M 0 0 L 21600 0 21600 21600 0 21600 0 0 Z N"/>
          </draw:custom-shape>
          <draw:line draw:z-index="7" draw:name="Line 2" draw:style-name="gr3" draw:text-style-name="P2" svg:x1="1.9543in" svg:y1="2.6299in" svg:x2="2.6331in" svg:y2="2.6299in">
            <text:p/>
          </draw:line>
          <draw:line draw:z-index="8" draw:name="Line 3" draw:style-name="gr2" draw:text-style-name="P2" svg:x1="2.6366in" svg:y1="2.6386in" svg:x2="2.6413in" svg:y2="2.0543in">
            <text:p/>
          </draw:line>
          <draw:line draw:z-index="9" draw:name="Vertical line 5" draw:style-name="gr2" draw:text-style-name="P2" svg:x1="1.0902in" svg:y1="2.0713in" svg:x2="1.0902in" svg:y2="2.3in">
            <text:p/>
          </draw:line>
          <draw:line draw:z-index="10" draw:name="Vertical line 6" draw:style-name="gr2" draw:text-style-name="P2" svg:x1="1.6016in" svg:y1="2.3in" svg:x2="1.6016in" svg:y2="2.0713in">
            <text:p/>
          </draw:line>
          <draw:line draw:z-index="11" draw:name="Vertical line 7" draw:style-name="gr2" draw:text-style-name="P2" svg:x1="3.3039in" svg:y1="2.063in" svg:x2="3.3039in" svg:y2="2.3in">
            <text:p/>
          </draw:line>
          <draw:line draw:z-index="12" draw:name="Vertical line 8" draw:style-name="gr3" draw:text-style-name="P2" svg:x1="3.7484in" svg:y1="2.2831in" svg:x2="3.7559in" svg:y2="1.3264in">
            <text:p/>
          </draw:line>
          <draw:line draw:z-index="13" draw:name="Line 4" draw:style-name="gr3" draw:text-style-name="P2" svg:x1="3.7736in" svg:y1="1.3346in" svg:x2="2.1886in" svg:y2="1.3346in">
            <text:p/>
          </draw:line>
          <draw:line draw:z-index="14" draw:name="Vertical line 9" draw:style-name="gr3" draw:text-style-name="P2" svg:x1="2.1803in" svg:y1="1.3264in" svg:x2="2.1886in" svg:y2="1.6563in">
            <text:p/>
          </draw:line>
          <draw:line draw:z-index="15" draw:name="Horizontal line 2" draw:style-name="gr2" draw:text-style-name="P2" svg:x1="2.1803in" svg:y1="1.665in" svg:x2="1.9622in" svg:y2="1.665in">
            <text:p/>
          </draw:line>
          <draw:custom-shape draw:z-index="16" draw:name="Shape 9" draw:style-name="gr4" draw:text-style-name="P2" svg:width="0.1846in" svg:height="0.1846in" svg:x="3.9693in" svg:y="1.9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7" draw:name="Vertical line 10" draw:style-name="gr2" draw:text-style-name="P2" svg:x1="4.0657in" svg:y1="2.3008in" svg:x2="4.0657in" svg:y2="2.0807in">
            <text:p/>
          </draw:line>
          <draw:custom-shape draw:z-index="18" draw:name="Shape 10" draw:style-name="gr1" draw:text-style-name="P1" svg:width="1.2075in" svg:height="0.5925in" svg:x="3.0106in" svg:y="3.1142in">
            <text:p text:style-name="P1">Press “Finish”</text:p>
            <draw:enhanced-geometry svg:viewBox="0 0 21600 21600" draw:type="rectangle" draw:enhanced-path="M 0 0 L 21600 0 21600 21600 0 21600 0 0 Z N"/>
          </draw:custom-shape>
          <draw:line draw:z-index="19" draw:name="Line 5" draw:style-name="gr2" draw:text-style-name="P2" svg:x1="3.5874in" svg:y1="2.8756in" svg:x2="3.589in" svg:y2="3.1126in">
            <text:p/>
          </draw:line>
          <draw:custom-shape draw:z-index="20" draw:name="Shape 11" draw:style-name="gr4" draw:text-style-name="P2" svg:width="0.1846in" svg:height="0.1846in" svg:x="2.5547in" svg:y="4.08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z-index="21">
            <draw:custom-shape draw:name="Shape 4" draw:style-name="gr4" draw:text-style-name="P2" svg:width="0.1846in" svg:height="0.1846in" svg:x="1.4295in" svg:y="0.256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Vertical line 2" draw:style-name="gr2" draw:text-style-name="P2" svg:x1="1.0815in" svg:y1="0.463in" svg:x2="1.0815in" svg:y2="0.6661in">
              <text:p/>
            </draw:line>
            <draw:line draw:name="Vertical line 3" draw:style-name="gr2" draw:text-style-name="P2" svg:x1="1.526in" svg:y1="0.6492in" svg:x2="1.526in" svg:y2="0.4291in">
              <text:p/>
            </draw:line>
            <draw:custom-shape draw:name="Shape 3" draw:style-name="gr4" draw:text-style-name="P2" svg:width="0.1846in" svg:height="0.1846in" svg:x="0.9791in" svg:y="0.271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z-index="22" draw:name="Shape 5" draw:style-name="gr4" draw:text-style-name="P2" svg:width="0.1846in" svg:height="0.1846in" svg:x="0.2591in" svg:y="1.678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3" draw:name="Line 1" draw:style-name="gr2" draw:text-style-name="P2" svg:x1="0.7461in" svg:y1="1.7752in" svg:x2="0.4276in" svg:y2="1.7752in">
            <text:p/>
          </draw:line>
          <draw:custom-shape draw:z-index="24" draw:name="Shape 8" draw:style-name="gr1" draw:text-style-name="P1" svg:width="1.2075in" svg:height="0.5925in" svg:x="0.7469in" svg:y="2.3004in">
            <text:p text:style-name="P1">Choose </text:p>
            <text:p text:style-name="P1">position(s)</text:p>
            <draw:enhanced-geometry svg:viewBox="0 0 21600 21600" draw:type="rectangle" draw:enhanced-path="M 0 0 L 21600 0 21600 21600 0 21600 0 0 Z N"/>
          </draw:custom-shape>
          <draw:custom-shape draw:z-index="25" draw:name="Shape 12" draw:style-name="gr1" draw:text-style-name="P1" svg:width="1.2075in" svg:height="0.5925in" svg:x="3.0024in" svg:y="3.9354in">
            <text:p text:style-name="P1">Go to page</text:p>
            <text:p text:style-name="P1">“Pending orders”</text:p>
            <draw:enhanced-geometry svg:viewBox="0 0 21600 21600" draw:type="rectangle" draw:enhanced-path="M 0 0 L 21600 0 21600 21600 0 21600 0 0 Z N"/>
          </draw:custom-shape>
          <draw:line draw:z-index="26" draw:name="Line 6" draw:style-name="gr2" draw:text-style-name="P2" svg:x1="3.5791in" svg:y1="3.6969in" svg:x2="3.5807in" svg:y2="3.9339in">
            <text:p/>
          </draw:line>
          <draw:line draw:z-index="27" draw:name="Line 7" draw:style-name="gr2" draw:text-style-name="P2" svg:x1="3.002in" svg:y1="4.1791in" svg:x2="2.7504in" svg:y2="4.1878in">
            <text:p/>
          </draw:line>
          <draw:custom-shape draw:z-index="28" draw:name="Shape 13" draw:style-name="gr4" draw:text-style-name="P2" svg:width="0.1846in" svg:height="0.1846in" svg:x="0.2756in" svg:y="2.526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e 8" draw:style-name="gr2" draw:text-style-name="P2" svg:x1="0.7626in" svg:y1="2.6228in" svg:x2="0.4441in" svg:y2="2.6228in">
            <text:p/>
          </draw:line>
          <draw:g draw:z-index="30">
            <draw:g>
              <draw:custom-shape draw:name="Shape 18" draw:style-name="gr5" draw:text-style-name="P2" svg:width="0.178in" svg:height="0.1831in" svg:x="7.4846in" svg:y="3.3303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19" draw:style-name="gr6" draw:text-style-name="P1" svg:width="1.165in" svg:height="0.5866in" svg:x="7.9165in" svg:y="3.1819in">
                <text:p text:style-name="P1">Success</text:p>
                <text:p text:style-name="P1">“Order is </text:p>
                <text:p text:style-name="P1">cancelled”</text:p>
                <draw:enhanced-geometry svg:viewBox="0 0 21600 21600" draw:type="rectangle" draw:enhanced-path="M 0 0 L 21600 0 21600 21600 0 21600 0 0 Z N"/>
              </draw:custom-shape>
              <draw:custom-shape draw:name="Shape 20" draw:style-name="gr6" draw:text-style-name="P1" svg:width="1.165in" svg:height="0.5866in" svg:x="7.9087in" svg:y="1.4591in">
                <text:p text:style-name="P1">Error </text:p>
                <text:p text:style-name="P1">“Could not be </text:p>
                <text:p text:style-name="P1">cancelled”</text:p>
                <draw:enhanced-geometry svg:viewBox="0 0 21600 21600" draw:type="rectangle" draw:enhanced-path="M 0 0 L 21600 0 21600 21600 0 21600 0 0 Z N"/>
              </draw:custom-shape>
              <draw:custom-shape draw:name="Shape 21" draw:style-name="gr7" draw:text-style-name="P2" svg:width="0.1783in" svg:height="0.1827in" svg:x="8.4075in" svg:y="1.0799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22" draw:style-name="gr8" draw:text-style-name="P2" svg:width="0.615in" svg:height="0.4354in" svg:x="8.2209in" svg:y="2.3551in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name="Horizontal line 3" draw:style-name="gr2" draw:text-style-name="P2" svg:x1="7.4709in" svg:y1="2.5783in" svg:x2="8.2232in" svg:y2="2.5783in">
                <text:p/>
              </draw:line>
              <draw:line draw:name="Vertical line 15" draw:style-name="gr2" draw:text-style-name="P2" svg:x1="8.5228in" svg:y1="2.3602in" svg:x2="8.5228in" svg:y2="2.0587in">
                <text:p/>
              </draw:line>
              <draw:line draw:name="Line 9" draw:style-name="gr2" draw:text-style-name="P2" svg:x1="8.4764in" svg:y1="1.4555in" svg:x2="8.4846in" svg:y2="1.2457in">
                <text:p/>
              </draw:line>
              <draw:line draw:name="Vertical line 16" draw:style-name="gr2" draw:text-style-name="P2" svg:x1="8.5307in" svg:y1="2.7878in" svg:x2="8.5307in" svg:y2="3.1819in">
                <text:p/>
              </draw:line>
              <draw:line draw:name="Horizontal line 4" draw:style-name="gr2" draw:text-style-name="P2" svg:x1="7.9157in" svg:y1="3.4335in" svg:x2="7.6406in" svg:y2="3.4335in">
                <text:p/>
              </draw:line>
            </draw:g>
            <draw:g>
              <draw:custom-shape draw:name="Shape 16" draw:style-name="gr7" draw:text-style-name="P2" svg:width="0.1783in" svg:height="0.1827in" svg:x="6.539in" svg:y="0.3051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Vertical line 12" draw:style-name="gr2" draw:text-style-name="P2" svg:x1="6.6378in" svg:y1="0.4949in" svg:x2="6.6378in" svg:y2="0.6961in">
                <text:p/>
              </draw:line>
              <draw:g>
                <draw:custom-shape draw:name="Shape 14" draw:style-name="gr6" draw:text-style-name="P1" svg:width="1.165in" svg:height="0.5866in" svg:x="6.3059in" svg:y="0.6787in">
                  <text:p text:style-name="P1">Press </text:p>
                  <text:p text:style-name="P1">“Pending orders”</text:p>
                  <draw:enhanced-geometry svg:viewBox="0 0 21600 21600" draw:type="rectangle" draw:enhanced-path="M 0 0 L 21600 0 21600 21600 0 21600 0 0 Z N"/>
                </draw:custom-shape>
                <draw:custom-shape draw:name="Shape 15" draw:style-name="gr6" draw:text-style-name="P1" svg:width="1.165in" svg:height="0.5866in" svg:x="6.315in" svg:y="1.4925in">
                  <text:p text:style-name="P1">Open </text:p>
                  <text:p text:style-name="P1">“Order page”</text:p>
                  <draw:enhanced-geometry svg:viewBox="0 0 21600 21600" draw:type="rectangle" draw:enhanced-path="M 0 0 L 21600 0 21600 21600 0 21600 0 0 Z N"/>
                </draw:custom-shape>
                <draw:line draw:name="Vertical line 11" draw:style-name="gr2" draw:text-style-name="P2" svg:x1="6.6126in" svg:y1="1.2657in" svg:x2="6.6205in" svg:y2="1.4917in">
                  <text:p/>
                </draw:line>
                <draw:line draw:name="Vertical line 13" draw:style-name="gr2" draw:text-style-name="P2" svg:x1="7.1319in" svg:y1="1.4839in" svg:x2="7.1319in" svg:y2="1.274in">
                  <text:p/>
                </draw:line>
                <draw:custom-shape draw:name="Shape 17" draw:style-name="gr9" draw:text-style-name="P1" svg:width="1.165in" svg:height="0.5862in" svg:x="6.315in" svg:y="2.3138in">
                  <text:p text:style-name="P1">Press</text:p>
                  <text:p text:style-name="P1">“Cancel order”</text:p>
                  <draw:enhanced-geometry svg:viewBox="0 0 21600 21600" draw:type="rectangle" draw:enhanced-path="M 0 0 L 21600 0 21600 21600 0 21600 0 0 Z N"/>
                </draw:custom-shape>
                <draw:line draw:name="Vertical line 14" draw:style-name="gr2" draw:text-style-name="P2" svg:x1="6.9205in" svg:y1="2.0811in" svg:x2="6.9205in" svg:y2="2.3157in">
                  <text:p/>
                </draw:line>
              </draw:g>
              <draw:custom-shape draw:name="Shape 23" draw:style-name="gr10" draw:text-style-name="P2" svg:width="0.178in" svg:height="0.1827in" svg:x="7.0776in" svg:y="0.2878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Vertical line 17" draw:style-name="gr2" draw:text-style-name="P2" svg:x1="7.1705in" svg:y1="0.6768in" svg:x2="7.1705in" svg:y2="0.4591in">
                <text:p/>
              </draw:line>
            </draw:g>
          </draw:g>
          <draw:g draw:z-index="31">
            <draw:g>
              <draw:custom-shape draw:name="Shape 24" draw:style-name="gr11" draw:text-style-name="P1" svg:width="1.098in" svg:height="0.5807in" svg:x="9.7543in" svg:y="0.6531in">
                <text:p text:style-name="P1">Press </text:p>
                <text:p text:style-name="P1">“All orders”</text:p>
                <draw:enhanced-geometry svg:viewBox="0 0 21600 21600" draw:type="rectangle" draw:enhanced-path="M 0 0 L 21600 0 21600 21600 0 21600 0 0 Z N"/>
              </draw:custom-shape>
              <draw:custom-shape draw:name="Shape 25" draw:style-name="gr12" draw:text-style-name="P2" svg:width="0.1677in" svg:height="0.1811in" svg:x="10.3839in" svg:y="0.2685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Vertical line 18" draw:style-name="gr2" draw:text-style-name="P2" svg:x1="10.0673in" svg:y1="0.4713in" svg:x2="10.0673in" svg:y2="0.6705in">
                <text:p/>
              </draw:line>
              <draw:line draw:name="Vertical line 19" draw:style-name="gr2" draw:text-style-name="P2" svg:x1="10.4717in" svg:y1="0.6535in" svg:x2="10.4717in" svg:y2="0.4378in">
                <text:p/>
              </draw:line>
              <draw:custom-shape draw:name="Shape 26" draw:style-name="gr13" draw:text-style-name="P2" svg:width="0.1681in" svg:height="0.1811in" svg:x="9.974in" svg:y="0.2831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27" draw:style-name="gr11" draw:text-style-name="P1" svg:width="1.098in" svg:height="0.5807in" svg:x="9.7783in" svg:y="1.4469in">
                <text:p text:style-name="P1">Get a list of all </text:p>
                <text:p text:style-name="P1">orders</text:p>
                <draw:enhanced-geometry svg:viewBox="0 0 21600 21600" draw:type="rectangle" draw:enhanced-path="M 0 0 L 21600 0 21600 21600 0 21600 0 0 Z N"/>
              </draw:custom-shape>
              <draw:line draw:name="Vertical line 20" draw:style-name="gr2" draw:text-style-name="P2" svg:x1="10.0906in" svg:y1="2.035in" svg:x2="10.0906in" svg:y2="2.2591in">
                <text:p/>
              </draw:line>
              <draw:line draw:name="Vertical line 21" draw:style-name="gr2" draw:text-style-name="P2" svg:x1="10.5555in" svg:y1="2.2591in" svg:x2="10.5555in" svg:y2="2.035in">
                <text:p/>
              </draw:line>
              <draw:custom-shape draw:name="Shape 28" draw:style-name="gr11" draw:text-style-name="P1" svg:width="1.098in" svg:height="0.5807in" svg:x="9.7783in" svg:y="2.2598in">
                <text:p text:style-name="P1">Choose a </text:p>
                <text:p text:style-name="P1">particular order</text:p>
                <text:p text:style-name="P1">“Order page”</text:p>
                <draw:enhanced-geometry svg:viewBox="0 0 21600 21600" draw:type="rectangle" draw:enhanced-path="M 0 0 L 21600 0 21600 21600 0 21600 0 0 Z N"/>
              </draw:custom-shape>
              <draw:custom-shape draw:name="Shape 29" draw:style-name="gr13" draw:text-style-name="P2" svg:width="0.1681in" svg:height="0.1811in" svg:x="9.3496in" svg:y="2.4811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10" draw:style-name="gr2" draw:text-style-name="P2" svg:x1="9.7925in" svg:y1="2.576in" svg:x2="9.5028in" svg:y2="2.576in">
                <text:p/>
              </draw:line>
              <draw:line draw:name="Vertical line 22" draw:style-name="gr2" draw:text-style-name="P2" svg:x1="10.3181in" svg:y1="1.2311in" svg:x2="10.3181in" svg:y2="1.4469in">
                <text:p/>
              </draw:line>
            </draw:g>
            <draw:g>
              <draw:custom-shape draw:name="Shape 30" draw:style-name="gr11" draw:text-style-name="P1" svg:width="1.098in" svg:height="0.5807in" svg:x="9.7591in" svg:y="3.0654in">
                <text:p text:style-name="P1">Get preview</text:p>
                <draw:enhanced-geometry svg:viewBox="0 0 21600 21600" draw:type="rectangle" draw:enhanced-path="M 0 0 L 21600 0 21600 21600 0 21600 0 0 Z N"/>
              </draw:custom-shape>
              <draw:line draw:name="Vertical line 23" draw:style-name="gr2" draw:text-style-name="P2" svg:x1="10.0394in" svg:y1="2.8406in" svg:x2="10.0469in" svg:y2="3.0646in">
                <text:p/>
              </draw:line>
              <draw:line draw:name="Vertical line 24" draw:style-name="gr2" draw:text-style-name="P2" svg:x1="10.5287in" svg:y1="3.0563in" svg:x2="10.5287in" svg:y2="2.8488in">
                <text:p/>
              </draw:line>
              <draw:line draw:name="Vertical line 25" draw:style-name="gr2" draw:text-style-name="P2" svg:x1="10.0713in" svg:y1="3.6535in" svg:x2="10.0713in" svg:y2="3.8776in">
                <text:p/>
              </draw:line>
              <draw:line draw:name="Vertical line 26" draw:style-name="gr2" draw:text-style-name="P2" svg:x1="10.5362in" svg:y1="3.8776in" svg:x2="10.5362in" svg:y2="3.6535in">
                <text:p/>
              </draw:line>
              <draw:custom-shape draw:name="Shape 31" draw:style-name="gr11" draw:text-style-name="P1" svg:width="1.098in" svg:height="0.5807in" svg:x="9.7591in" svg:y="3.8783in">
                <text:p text:style-name="P1">Get file</text:p>
                <draw:enhanced-geometry svg:viewBox="0 0 21600 21600" draw:type="rectangle" draw:enhanced-path="M 0 0 L 21600 0 21600 21600 0 21600 0 0 Z N"/>
              </draw:custom-shape>
              <draw:custom-shape draw:name="Shape 32" draw:style-name="gr14" draw:text-style-name="P1" svg:width="1.0984in" svg:height="0.5807in" svg:x="11.2118in" svg:y="1.4634in">
                <text:p text:style-name="P1">Open </text:p>
                <text:p text:style-name="P1">“Dashboards”</text:p>
                <draw:enhanced-geometry svg:viewBox="0 0 21600 21600" draw:type="rectangle" draw:enhanced-path="M 0 0 L 21600 0 21600 21600 0 21600 0 0 Z N"/>
              </draw:custom-shape>
              <draw:line draw:name="Vertical line 27" draw:style-name="gr2" draw:text-style-name="P2" svg:x1="11.5244in" svg:y1="2.052in" svg:x2="11.5244in" svg:y2="2.276in">
                <text:p/>
              </draw:line>
              <draw:line draw:name="Vertical line 28" draw:style-name="gr2" draw:text-style-name="P2" svg:x1="11.9894in" svg:y1="2.276in" svg:x2="11.9894in" svg:y2="2.052in">
                <text:p/>
              </draw:line>
              <draw:custom-shape draw:name="Shape 33" draw:style-name="gr14" draw:text-style-name="P1" svg:width="1.0984in" svg:height="0.5807in" svg:x="11.2118in" svg:y="2.2764in">
                <text:p text:style-name="P1">Apply filters</text:p>
                <draw:enhanced-geometry svg:viewBox="0 0 21600 21600" draw:type="rectangle" draw:enhanced-path="M 0 0 L 21600 0 21600 21600 0 21600 0 0 Z N"/>
              </draw:custom-shape>
              <draw:line draw:name="Line 11" draw:style-name="gr2" draw:text-style-name="P2" svg:x1="12.0386in" svg:y1="3.4382in" svg:x2="12.0331in" svg:y2="2.8406in">
                <text:p/>
              </draw:line>
              <draw:line draw:name="Horizontal line 5" draw:style-name="gr2" draw:text-style-name="P2" svg:x1="11.5272in" svg:y1="3.2472in" svg:x2="10.8638in" svg:y2="3.2472in">
                <text:p/>
              </draw:line>
              <draw:line draw:name="Horizontal line 6" draw:style-name="gr2" draw:text-style-name="P2" svg:x1="10.8559in" svg:y1="1.878in" svg:x2="11.2142in" svg:y2="1.878in">
                <text:p/>
              </draw:line>
              <draw:line draw:name="Horizontal line 7" draw:style-name="gr2" draw:text-style-name="P2" svg:x1="11.2067in" svg:y1="1.6764in" svg:x2="10.8559in" svg:y2="1.6764in">
                <text:p/>
              </draw:line>
              <draw:line draw:name="Vertical line 29" draw:style-name="gr3" draw:text-style-name="P2" svg:x1="11.5067in" svg:y1="3.2472in" svg:x2="11.5067in" svg:y2="2.8657in">
                <text:p/>
              </draw:line>
              <draw:line draw:name="Horizontal line 8" draw:style-name="gr3" draw:text-style-name="P2" svg:x1="10.8638in" svg:y1="3.4382in" svg:x2="12.061in" svg:y2="3.4382in">
                <text:p/>
              </draw:line>
            </draw:g>
          </draw:g>
          <draw:g draw:z-index="32">
            <draw:custom-shape draw:name="Shape 34" draw:style-name="gr15" draw:text-style-name="P1" svg:width="1.135in" svg:height="0.5295in" svg:x="0.478in" svg:y="5.3858in">
              <text:p text:style-name="P1">Press </text:p>
              <text:p text:style-name="P1">“Settings”</text:p>
              <draw:enhanced-geometry svg:viewBox="0 0 21600 21600" draw:type="rectangle" draw:enhanced-path="M 0 0 L 21600 0 21600 21600 0 21600 0 0 Z N"/>
            </draw:custom-shape>
            <draw:g>
              <draw:custom-shape draw:name="Shape 4" draw:style-name="gr16" draw:text-style-name="P2" svg:width="0.1736in" svg:height="0.165in" svg:x="1.1283in" svg:y="5.035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Vertical line 2" draw:style-name="gr2" draw:text-style-name="P2" svg:x1="0.8012in" svg:y1="5.2197in" svg:x2="0.8012in" svg:y2="5.4012in">
                <text:p/>
              </draw:line>
              <draw:line draw:name="Vertical line 3" draw:style-name="gr2" draw:text-style-name="P2" svg:x1="1.2193in" svg:y1="5.3862in" svg:x2="1.2193in" svg:y2="5.1894in">
                <text:p/>
              </draw:line>
              <draw:custom-shape draw:name="Shape 3" draw:style-name="gr16" draw:text-style-name="P2" svg:width="0.1736in" svg:height="0.165in" svg:x="0.7051in" svg:y="5.0484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Shape 35" draw:style-name="gr15" draw:text-style-name="P1" svg:width="1.135in" svg:height="0.5295in" svg:x="1.9362in" svg:y="5.3827in">
              <text:p text:style-name="P1">Choose category</text:p>
              <text:p text:style-name="P1">Change value</text:p>
              <text:p text:style-name="P1">Press “Save”</text:p>
              <draw:enhanced-geometry svg:viewBox="0 0 21600 21600" draw:type="rectangle" draw:enhanced-path="M 0 0 L 21600 0 21600 21600 0 21600 0 0 Z N"/>
            </draw:custom-shape>
            <draw:line draw:name="Horizontal line 9" draw:style-name="gr2" draw:text-style-name="P2" svg:x1="1.6201in" svg:y1="5.5563in" svg:x2="1.9276in" svg:y2="5.5563in">
              <text:p/>
            </draw:line>
            <draw:line draw:name="Horizontal line 10" draw:style-name="gr2" draw:text-style-name="P2" svg:x1="1.9276in" svg:y1="5.7685in" svg:x2="1.5728in" svg:y2="5.7685in">
              <text:p/>
            </draw:line>
            <draw:custom-shape draw:name="Shape 36" draw:style-name="gr17" draw:text-style-name="P1" svg:width="1.135in" svg:height="0.5291in" svg:x="3.3736in" svg:y="5.3906in">
              <text:p text:style-name="P1">Request to service</text:p>
              <draw:enhanced-geometry svg:viewBox="0 0 21600 21600" draw:type="rectangle" draw:enhanced-path="M 0 0 L 21600 0 21600 21600 0 21600 0 0 Z N"/>
            </draw:custom-shape>
            <draw:line draw:name="Horizontal line 11" draw:style-name="gr2" draw:text-style-name="P2" svg:x1="3.0657in" svg:y1="5.6472in" svg:x2="3.3732in" svg:y2="5.6472in">
              <text:p/>
            </draw:line>
            <draw:custom-shape draw:name="Shape 37" draw:style-name="gr15" draw:text-style-name="P1" svg:width="1.135in" svg:height="0.5295in" svg:x="3.3701in" svg:y="6.1244in">
              <text:p text:style-name="P1">Update DB</text:p>
              <draw:enhanced-geometry svg:viewBox="0 0 21600 21600" draw:type="rectangle" draw:enhanced-path="M 0 0 L 21600 0 21600 21600 0 21600 0 0 Z N"/>
            </draw:custom-shape>
            <draw:line draw:name="Vertical line 30" draw:style-name="gr2" draw:text-style-name="P2" svg:x1="3.9374in" svg:y1="5.9272in" svg:x2="3.9374in" svg:y2="6.1315in">
              <text:p/>
            </draw:line>
            <draw:custom-shape draw:name="Shape 38" draw:style-name="gr18" draw:text-style-name="P1" svg:width="1.1346in" svg:height="0.5295in" svg:x="1.9205in" svg:y="6.1394in">
              <text:p text:style-name="P1">Display message</text:p>
              <text:p text:style-name="P1">- “Success”</text:p>
              <text:p text:style-name="P1">- Failed</text:p>
              <draw:enhanced-geometry svg:viewBox="0 0 21600 21600" draw:type="rectangle" draw:enhanced-path="M 0 0 L 21600 0 21600 21600 0 21600 0 0 Z N"/>
            </draw:custom-shape>
            <draw:line draw:name="Line 12" draw:style-name="gr2" draw:text-style-name="P2" svg:x1="3.3622in" svg:y1="6.4114in" svg:x2="3.039in" svg:y2="6.4039in">
              <text:p/>
            </draw:line>
            <draw:custom-shape draw:name="Shape 39" draw:style-name="gr19" draw:text-style-name="P2" svg:width="0.1736in" svg:height="0.1654in" svg:x="1.4614in" svg:y="6.3232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13" draw:style-name="gr2" draw:text-style-name="P2" svg:x1="1.9189in" svg:y1="6.4094in" svg:x2="1.6197in" svg:y2="6.4094in">
              <text:p/>
            </draw:line>
          </draw:g>
          <draw:custom-shape draw:z-index="33" draw:name="Shape 40" draw:style-name="gr1" draw:text-style-name="P1" svg:width="1.2075in" svg:height="0.5925in" svg:x="6.4063in" svg:y="5.4717in">
            <text:p text:style-name="P1">Get notified</text:p>
            <draw:enhanced-geometry svg:viewBox="0 0 21600 21600" draw:type="rectangle" draw:enhanced-path="M 0 0 L 21600 0 21600 21600 0 21600 0 0 Z N"/>
          </draw:custom-shape>
          <draw:custom-shape draw:z-index="34" draw:name="Shape 41" draw:style-name="gr1" draw:text-style-name="P1" svg:width="1.2075in" svg:height="0.5925in" svg:x="6.4157in" svg:y="6.2937in">
            <text:p text:style-name="P1">Choose category</text:p>
            <draw:enhanced-geometry svg:viewBox="0 0 21600 21600" draw:type="rectangle" draw:enhanced-path="M 0 0 L 21600 0 21600 21600 0 21600 0 0 Z N"/>
          </draw:custom-shape>
          <draw:line draw:z-index="35" draw:name="Vertical line 31" draw:style-name="gr2" draw:text-style-name="P2" svg:x1="6.724in" svg:y1="6.0646in" svg:x2="6.7323in" svg:y2="6.2929in">
            <text:p/>
          </draw:line>
          <draw:custom-shape draw:z-index="36" draw:name="Shape 42" draw:style-name="gr1" draw:text-style-name="P1" svg:width="1.2075in" svg:height="0.5925in" svg:x="8.0295in" svg:y="6.2937in">
            <text:p text:style-name="P1">Press “Proceed”</text:p>
            <draw:enhanced-geometry svg:viewBox="0 0 21600 21600" draw:type="rectangle" draw:enhanced-path="M 0 0 L 21600 0 21600 21600 0 21600 0 0 Z N"/>
          </draw:custom-shape>
          <draw:g draw:z-index="37">
            <draw:custom-shape draw:name="Shape 4" draw:style-name="gr4" draw:text-style-name="P2" svg:width="0.1846in" svg:height="0.1846in" svg:x="7.0984in" svg:y="5.07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Vertical line 2" draw:style-name="gr2" draw:text-style-name="P2" svg:x1="6.7504in" svg:y1="5.2858in" svg:x2="6.7504in" svg:y2="5.489in">
              <text:p/>
            </draw:line>
            <draw:line draw:name="Vertical line 3" draw:style-name="gr2" draw:text-style-name="P2" svg:x1="7.1949in" svg:y1="5.472in" svg:x2="7.1949in" svg:y2="5.252in">
              <text:p/>
            </draw:line>
            <draw:custom-shape draw:name="Shape 3" draw:style-name="gr4" draw:text-style-name="P2" svg:width="0.1846in" svg:height="0.1846in" svg:x="6.648in" svg:y="5.094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ustomer. Make order</text:p>
          </table:table-cell>
          <table:table-cell table:number-columns-repeated="4"/>
          <table:table-cell table:style-name="ce1" office:value-type="string" calcext:value-type="string">
            <text:p>Customer. Cancel order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Customer. All orders</text:p>
          </table:table-cell>
          <table:table-cell/>
          <table:table-cell table:style-name="ce1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Customer. Settings</text:p>
          </table:table-cell>
          <table:table-cell table:number-columns-repeated="11"/>
        </table:table-row>
      </table:table>
      <table:table table:name="Client.Courier" table:style-name="ta1">
        <table:shapes>
          <draw:g draw:z-index="0">
            <draw:custom-shape draw:name="Shape 44" draw:style-name="gr20" draw:text-style-name="P1" svg:width="1.0929in" svg:height="0.5205in" svg:x="0.1787in" svg:y="1.4673in">
              <text:p text:style-name="P1">Accept</text:p>
              <draw:enhanced-geometry svg:viewBox="0 0 21600 21600" draw:type="rectangle" draw:enhanced-path="M 0 0 L 21600 0 21600 21600 0 21600 0 0 Z N"/>
            </draw:custom-shape>
            <draw:line draw:name="Vertical line 32" draw:style-name="gr2" draw:text-style-name="P2" svg:x1="0.7724in" svg:y1="1.2661in" svg:x2="0.7799in" svg:y2="1.4665in">
              <text:p/>
            </draw:line>
            <draw:g>
              <draw:custom-shape draw:name="Shape 43" draw:style-name="gr21" draw:text-style-name="P1" svg:width="1.0929in" svg:height="0.5201in" svg:x="0.2094in" svg:y="0.7457in">
                <text:p text:style-name="P1">Get notified</text:p>
                <draw:enhanced-geometry svg:viewBox="0 0 21600 21600" draw:type="rectangle" draw:enhanced-path="M 0 0 L 21600 0 21600 21600 0 21600 0 0 Z N"/>
              </draw:custom-shape>
              <draw:g>
                <draw:custom-shape draw:name="Shape 4" draw:style-name="gr22" draw:text-style-name="P2" svg:width="0.1673in" svg:height="0.1622in" svg:x="0.8358in" svg:y="0.4008in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name="Vertical line 2" draw:style-name="gr2" draw:text-style-name="P2" svg:x1="0.5209in" svg:y1="0.5823in" svg:x2="0.5209in" svg:y2="0.7606in">
                  <text:p/>
                </draw:line>
                <draw:line draw:name="Vertical line 3" draw:style-name="gr2" draw:text-style-name="P2" svg:x1="0.9232in" svg:y1="0.7461in" svg:x2="0.9232in" svg:y2="0.5528in">
                  <text:p/>
                </draw:line>
                <draw:custom-shape draw:name="Shape 3" draw:style-name="gr23" draw:text-style-name="P2" svg:width="0.1669in" svg:height="0.1622in" svg:x="0.4283in" svg:y="0.4138in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name="Horizontal line 12" draw:style-name="gr2" draw:text-style-name="P2" svg:x1="1.3193in" svg:y1="1.0917in" svg:x2="1.7047in" svg:y2="1.0917in">
                <text:p/>
              </draw:line>
              <draw:line draw:name="Horizontal line 13" draw:style-name="gr2" draw:text-style-name="P2" svg:x1="1.6882in" svg:y1="0.9256in" svg:x2="1.2854in" svg:y2="0.9256in">
                <text:p/>
              </draw:line>
              <draw:g>
                <draw:custom-shape draw:name="Shape 46" draw:style-name="gr20" draw:text-style-name="P1" svg:width="1.0929in" svg:height="0.5205in" svg:x="1.6992in" svg:y="0.7504in">
                  <text:p text:style-name="P1">Decline</text:p>
                  <text:p text:style-name="P1">Leave comment</text:p>
                  <text:p text:style-name="P1">Notify boss</text:p>
                  <draw:enhanced-geometry svg:viewBox="0 0 21600 21600" draw:type="rectangle" draw:enhanced-path="M 0 0 L 21600 0 21600 21600 0 21600 0 0 Z N"/>
                </draw:custom-shape>
                <draw:custom-shape draw:name="Shape 45" draw:style-name="gr24" draw:text-style-name="P2" svg:width="0.1882in" svg:height="0.1469in" svg:x="2.0953in" svg:y="0.415in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name="Vertical line 33" draw:style-name="gr2" draw:text-style-name="P2" svg:x1="2.1996in" svg:y1="0.748in" svg:x2="2.1996in" svg:y2="0.5362in">
                  <text:p/>
                </draw:line>
              </draw:g>
            </draw:g>
            <draw:custom-shape draw:name="Shape 47" draw:style-name="gr20" draw:text-style-name="P1" svg:width="1.0929in" svg:height="0.5205in" svg:x="0.1701in" svg:y="2.1602in">
              <text:p text:style-name="P1">Go to WH</text:p>
              <text:p text:style-name="P1">Get order</text:p>
              <text:p text:style-name="P1">Scan QR</text:p>
              <draw:enhanced-geometry svg:viewBox="0 0 21600 21600" draw:type="rectangle" draw:enhanced-path="M 0 0 L 21600 0 21600 21600 0 21600 0 0 Z N"/>
            </draw:custom-shape>
            <draw:line draw:name="Vertical line 34" draw:style-name="gr2" draw:text-style-name="P2" svg:x1="0.7638in" svg:y1="1.9591in" svg:x2="0.7713in" svg:y2="2.1594in">
              <text:p/>
            </draw:line>
            <draw:custom-shape draw:name="Shape 48" draw:style-name="gr20" draw:text-style-name="P1" svg:width="1.0929in" svg:height="0.5205in" svg:x="0.1705in" svg:y="2.8575in">
              <text:p text:style-name="P1">Order status</text:p>
              <text:p text:style-name="P1">“In delivery”</text:p>
              <draw:enhanced-geometry svg:viewBox="0 0 21600 21600" draw:type="rectangle" draw:enhanced-path="M 0 0 L 21600 0 21600 21600 0 21600 0 0 Z N"/>
            </draw:custom-shape>
            <draw:line draw:name="Vertical line 35" draw:style-name="gr2" draw:text-style-name="P2" svg:x1="0.7642in" svg:y1="2.6563in" svg:x2="0.7717in" svg:y2="2.8567in">
              <text:p/>
            </draw:line>
            <draw:custom-shape draw:name="Shape 49" draw:style-name="gr20" draw:text-style-name="P1" svg:width="1.0929in" svg:height="0.5205in" svg:x="0.1575in" svg:y="3.5555in">
              <text:p text:style-name="P1">Scan QR</text:p>
              <text:p text:style-name="P1">Finish</text:p>
              <draw:enhanced-geometry svg:viewBox="0 0 21600 21600" draw:type="rectangle" draw:enhanced-path="M 0 0 L 21600 0 21600 21600 0 21600 0 0 Z N"/>
            </draw:custom-shape>
            <draw:custom-shape draw:name="Shape 50" draw:style-name="gr20" draw:text-style-name="P1" svg:width="1.0929in" svg:height="0.5205in" svg:x="1.7386in" svg:y="2.174in">
              <text:p text:style-name="P1">Order status</text:p>
              <text:p text:style-name="P1">“In delivery”</text:p>
              <draw:enhanced-geometry svg:viewBox="0 0 21600 21600" draw:type="rectangle" draw:enhanced-path="M 0 0 L 21600 0 21600 21600 0 21600 0 0 Z N"/>
            </draw:custom-shape>
            <draw:line draw:name="Horizontal line 14" draw:style-name="gr2" draw:text-style-name="P2" svg:x1="1.2854in" svg:y1="3.135in" svg:x2="1.8811in" svg:y2="3.135in">
              <text:p/>
            </draw:line>
            <draw:g>
              <draw:custom-shape draw:name="Shape 51" draw:style-name="gr25" draw:text-style-name="P2" svg:width="0.3772in" svg:height="0.3772in" svg:x="1.872in" svg:y="2.9382in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Vertical line 36" draw:style-name="gr3" draw:text-style-name="P2" svg:x1="2.026in" svg:y1="2.9827in" svg:x2="2.0429in" svg:y2="3.1437in">
                <text:p/>
              </draw:line>
              <draw:line draw:name="Line 14" draw:style-name="gr3" draw:text-style-name="P2" svg:x1="2.1268in" svg:y1="3.237in" svg:x2="2.026in" svg:y2="3.135in">
                <text:p/>
              </draw:line>
            </draw:g>
            <draw:line draw:name="Vertical line 37" draw:style-name="gr2" draw:text-style-name="P2" svg:x1="2.0488in" svg:y1="2.9406in" svg:x2="2.0488in" svg:y2="2.6949in">
              <text:p/>
            </draw:line>
            <draw:line draw:name="Horizontal line 15" draw:style-name="gr2" draw:text-style-name="P2" svg:x1="2.0488in" svg:y1="3.8039in" svg:x2="1.252in" svg:y2="3.8039in">
              <text:p/>
            </draw:line>
            <draw:line draw:name="Horizontal line 16" draw:style-name="gr2" draw:text-style-name="P2" svg:x1="2.6189in" svg:y1="3.135in" svg:x2="2.2665in" svg:y2="3.135in">
              <text:p/>
            </draw:line>
            <draw:line draw:name="Vertical line 38" draw:style-name="gr3" draw:text-style-name="P2" svg:x1="2.6272in" svg:y1="3.1268in" svg:x2="2.6272in" svg:y2="2.6949in">
              <text:p/>
            </draw:line>
            <draw:line draw:name="Line 15" draw:style-name="gr3" draw:text-style-name="P2" svg:x1="2.0571in" svg:y1="3.8039in" svg:x2="2.0654in" svg:y2="3.3299in">
              <text:p/>
            </draw:line>
            <draw:custom-shape draw:name="Shape 52" draw:style-name="gr24" draw:text-style-name="P2" svg:width="0.1882in" svg:height="0.1469in" svg:x="0.6299in" svg:y="4.22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Vertical line 39" draw:style-name="gr2" draw:text-style-name="P2" svg:x1="0.7323in" svg:y1="4.0835in" svg:x2="0.7323in" svg:y2="4.2272in">
              <text:p/>
            </draw:line>
          </draw:g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urier. Deliver or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22:11:35.519000000</meta:creation-date>
    <dc:date>2023-08-24T00:55:13.508000000</dc:date>
    <meta:editing-duration>PT2H41M</meta:editing-duration>
    <meta:editing-cycles>3</meta:editing-cycles>
    <meta:generator>LibreOffice/7.4.2.3$Windows_X86_64 LibreOffice_project/382eef1f22670f7f4118c8c2dd222ec7ad009daf</meta:generator>
    <meta:document-statistic meta:table-count="2" meta:cell-count="5" meta:object-count="39"/>
  </office:meta>
</office:document-meta>
</file>